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ea1d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01f0c" officeooo:paragraph-rsid="00201f0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0ddb1" officeooo:paragraph-rsid="00221f0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21f06" officeooo:paragraph-rsid="00221f0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01f0c" officeooo:paragraph-rsid="00201f0c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1d5449" fo:background-color="#ddddd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ddb1" officeooo:paragraph-rsid="00221f06" fo:background-color="#dddddd" style:font-size-asian="14pt" style:font-size-complex="14pt"/>
    </style:style>
    <style:style style:name="P1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paragraph-rsid="00225858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paragraph-rsid="00221f06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paragraph-rsid="0027be3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paragraph-rsid="002c2291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paragraph-rsid="002e041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4464a" officeooo:paragraph-rsid="0024464a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7be3a" officeooo:paragraph-rsid="0027be3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c2291" officeooo:paragraph-rsid="002c229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paragraph-rsid="00225858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fo:font-weight="normal" officeooo:rsid="002c2291" officeooo:paragraph-rsid="002c229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officeooo:paragraph-rsid="0024464a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officeooo:paragraph-rsid="0028d80c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officeooo:paragraph-rsid="00294ad4" style:font-size-asian="14pt" style:font-size-complex="14pt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officeooo:rsid="0027be3a" officeooo:paragraph-rsid="0028d80c" style:font-size-asian="14pt" style:font-size-complex="14pt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officeooo:rsid="0027be3a" officeooo:paragraph-rsid="0027be3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4e6f" style:font-weight-asian="bold" style:font-weight-complex="bold"/>
    </style:style>
    <style:style style:name="T3" style:family="text">
      <style:text-properties fo:font-weight="bold" officeooo:rsid="00221f06" style:font-weight-asian="bold" style:font-weight-complex="bold"/>
    </style:style>
    <style:style style:name="T4" style:family="text">
      <style:text-properties fo:font-weight="bold" officeooo:rsid="0028d80c" style:font-weight-asian="bold" style:font-weight-complex="bold"/>
    </style:style>
    <style:style style:name="T5" style:family="text">
      <style:text-properties fo:font-weight="bold" officeooo:rsid="002ab1b0" style:font-weight-asian="bold" style:font-weight-complex="bold"/>
    </style:style>
    <style:style style:name="T6" style:family="text">
      <style:text-properties fo:font-weight="bold" officeooo:rsid="0027be3a" style:font-weight-asian="bold" style:font-weight-complex="bold"/>
    </style:style>
    <style:style style:name="T7" style:family="text">
      <style:text-properties fo:font-weight="bold" officeooo:rsid="002c2291" style:font-weight-asian="bold" style:font-weight-complex="bold"/>
    </style:style>
    <style:style style:name="T8" style:family="text">
      <style:text-properties officeooo:rsid="001b7898"/>
    </style:style>
    <style:style style:name="T9" style:family="text">
      <style:text-properties officeooo:rsid="001ea1d6"/>
    </style:style>
    <style:style style:name="T10" style:family="text">
      <style:text-properties officeooo:rsid="001b4e6f"/>
    </style:style>
    <style:style style:name="T11" style:family="text">
      <style:text-properties officeooo:rsid="00201f0c"/>
    </style:style>
    <style:style style:name="T12" style:family="text">
      <style:text-properties officeooo:rsid="00221f06"/>
    </style:style>
    <style:style style:name="T13" style:family="text">
      <style:text-properties officeooo:rsid="00225858"/>
    </style:style>
    <style:style style:name="T14" style:family="text">
      <style:text-properties officeooo:rsid="0024464a"/>
    </style:style>
    <style:style style:name="T15" style:family="text">
      <style:text-properties fo:color="#000000" loext:opacity="100%" style:font-name="Ubuntu" fo:font-size="14pt" officeooo:rsid="0024464a" fo:background-color="#dddddd" loext:char-shading-value="0" style:font-size-asian="14pt" style:font-size-complex="14pt"/>
    </style:style>
    <style:style style:name="T16" style:family="text">
      <style:text-properties fo:color="#000000" loext:opacity="100%" style:font-name="Ubuntu" fo:font-size="14pt" fo:background-color="#dddddd" loext:char-shading-value="0" style:font-size-asian="14pt" style:font-size-complex="14pt" loext:padding="0cm" loext:border="none"/>
    </style:style>
    <style:style style:name="T17" style:family="text">
      <style:text-properties fo:color="#000000" loext:opacity="100%" style:font-name="Ubuntu" fo:font-size="14pt" fo:background-color="#dddddd" loext:char-shading-value="0" style:font-size-asian="14pt" style:font-size-complex="14pt"/>
    </style:style>
    <style:style style:name="T18" style:family="text">
      <style:text-properties officeooo:rsid="0027be3a"/>
    </style:style>
    <style:style style:name="T19" style:family="text">
      <style:text-properties officeooo:rsid="0028d80c"/>
    </style:style>
    <style:style style:name="T20" style:family="text">
      <style:text-properties fo:font-weight="normal" officeooo:rsid="0028d80c" style:font-weight-asian="normal" style:font-weight-complex="normal"/>
    </style:style>
    <style:style style:name="T21" style:family="text">
      <style:text-properties officeooo:rsid="002ab1b0"/>
    </style:style>
    <style:style style:name="T22" style:family="text">
      <style:text-properties officeooo:rsid="002c2291"/>
    </style:style>
    <style:style style:name="T23" style:family="text">
      <style:text-properties officeooo:rsid="002e041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Redes sociais</text:h>
      <text:p text:style-name="P2"><text:span text:style-name="T2">Itemprop -</text:span><text:span text:style-name="T10"> </text:span><text:span text:style-name="T9">Ajuda a classificar e descrever melhor o conteudo, adicionando informações extras e semânticas a elementos da pagina, permitindo uma apresentação mais rica nos resultados de pesquisa. Vai fazer </text:span><text:span text:style-name="T11">o conteudo</text:span><text:span text:style-name="T9"> ser mais relevante e pesquisada mais</text:span><text:span text:style-name="T8"> especificamente pelos motores de busca.</text:span></text:p>
      <text:p text:style-name="P3">É usado tambem para fornecer informações mais ricas às redes sociais no momento do compartilhamento:</text:p>
      <text:p text:style-name="P6">&lt;elemento itemprop=””&gt; &lt;/elemento&gt; </text:p>
      <text:p text:style-name="P3"><text:span text:style-name="T1">Ex:</text:span> </text:p>
      <text:p text:style-name="P7">&lt;<text:span text:style-name="T11">div itemprop=”name”&gt;James Cameron&lt;/div&gt; </text:span></text:p>
      <text:p text:style-name="P7">&lt;<text:span text:style-name="T11">img itemprop=”imagem” src=”caminho” /&gt; </text:span></text:p>
      <text:p text:style-name="P1"/>
      <text:p text:style-name="P4"><text:span text:style-name="T1">itemscope -</text:span> <text:span text:style-name="T12">É usado para criar um contexto de dados estruturados, indicando que um conjunto de elementos HTML esta relacionado e contém informações estruturadas sobre algo, ou seja, indica que os elementos estão se referindo sobre o mesmo assunto. É usado com o “Itemprop” e “itemtype” para marcar e descrever informações especificas em uma pagina de forma semântica:</text:span></text:p>
      <text:p text:style-name="P9">&lt;<text:span text:style-name="T12">elemento itemscope</text:span>&gt; &lt;/<text:span text:style-name="T12">elemento</text:span>&gt; </text:p>
      <text:p text:style-name="P5"><text:span text:style-name="T1">Ex:</text:span> </text:p>
      <text:p text:style-name="P8">&lt;<text:span text:style-name="T12">div itemscope&gt; &lt;/div&gt; </text:span></text:p>
      <text:p text:style-name="P1"/>
      <text:p text:style-name="P15"><text:span text:style-name="T3">itemtype -</text:span><text:span text:style-name="T12"> Especifica a URL do vocabulario que será utilizado para definir os itemprops na estrutura de dados, ou seja, indica o tipo de informações estruturadas que estão sendo usadas em um elemento HTML.</text:span></text:p>
      <text:p text:style-name="P14"><text:soft-page-break/>O Google e outros mecanismos de pesquisa importantes oferecem suporte ao vocabulário <text:span text:style-name="T13">do schema.org para </text:span>dados estruturados. Ele especifica o esquema ou vocabulário que descreve o conteúdo do elemento, tornando-o semanticamente compreensível para mecanismos de busca e outros agentes:</text:p>
      <text:p text:style-name="P22">&lt;<text:span text:style-name="T14">elemento itemtype=””&gt; &lt;/elemento&gt; </text:span></text:p>
      <text:p text:style-name="P19"><text:span text:style-name="T1">Ex:</text:span> </text:p>
      <text:p text:style-name="P24"><text:span text:style-name="T17">&lt;</text:span><text:span text:style-name="T15">div itemtype=”</text:span><text:a xlink:type="simple" xlink:href="http://schema.org/" text:style-name="Internet_20_link" text:visited-style-name="Visited_20_Internet_20_Link"><text:span text:style-name="Source_20_Text">http://schema.org/</text:span></text:a><text:span text:style-name="Source_20_Text"><text:span text:style-name="T16"> </text:span></text:span><text:span text:style-name="T15">”&gt; &lt;/div&gt; </text:span></text:p>
      <text:p text:style-name="P1"/>
      <text:h text:style-name="P10" text:outline-level="2">Meta property</text:h>
      <text:p text:style-name="P23">Melhor funcionamento para o facebook.</text:p>
      <text:p text:style-name="P20"><text:span text:style-name="T1"/></text:p>
      <text:p text:style-name="P20"><text:span text:style-name="T1">&lt;meta property=”og:title” content=” ” /&gt; -</text:span> <text:span text:style-name="T19">Especifica o titulo que deve ser exibido quando </text:span><text:span text:style-name="T23">um</text:span><text:span text:style-name="T19"> conteudo da pagina é compartilhado em redes sociais. Deve conter menos que 95 caracteres.</text:span></text:p>
      <text:p text:style-name="P1"/>
      <text:p text:style-name="P20"><text:span text:style-name="T1">&lt;meta property=”og:type” content=” ” /&gt; -</text:span> <text:span text:style-name="T19">Especifica o tipo de conteudo da pagina ao compartilhá-la em redes sociais, ou seja, especifica o tipo de conteudo que esta sendo compartilhado. Os tipos possíveis são:</text:span></text:p>
      <text:p text:style-name="P27"><text:s text:c="5"/><text:span text:style-name="T4">Atividades</text:span><text:span text:style-name="T20"> →</text:span><text:span text:style-name="T19"> </text:span>activity, sport.</text:p>
      <text:p text:style-name="P25"><text:span text:style-name="T18"><text:s text:c="5"/></text:span><text:span text:style-name="T4">Negócios</text:span><text:span text:style-name="T20"> →</text:span><text:span text:style-name="T19"> bar, </text:span>company, cafe, hotel, <text:span text:style-name="T18">restaurant.</text:span></text:p>
      <text:p text:style-name="P25"><text:span text:style-name="T18"><text:s text:c="5"/></text:span><text:span text:style-name="T4">Grupos </text:span><text:span text:style-name="T20">→</text:span><text:span text:style-name="T19"> cause, </text:span>sports_league, <text:span text:style-name="T18">sports_team.</text:span></text:p>
      <text:p text:style-name="P26"><text:span text:style-name="T18"><text:s text:c="5"/></text:span><text:span text:style-name="T4">Organizações </text:span><text:span text:style-name="T20">→</text:span><text:span text:style-name="T19"> band, </text:span>government, non_profit, school, </text:p>
      <text:p text:style-name="P26"><text:span text:style-name="T18"><text:s text:c="5"/>university.</text:span></text:p>
      <text:p text:style-name="P26"><text:span text:style-name="T18"><text:s text:c="5"/></text:span><text:span text:style-name="T4">Pessoas </text:span><text:span text:style-name="T20">→</text:span><text:span text:style-name="T19"> actor, </text:span>athlete, author, director, musician, politician, </text:p>
      <text:p text:style-name="P26"><text:span text:style-name="T18"><text:s text:c="5"/>public_figure.</text:span></text:p>
      <text:p text:style-name="P25"><text:soft-page-break/><text:span text:style-name="T18"><text:s text:c="5"/></text:span><text:span text:style-name="T4">Locais </text:span><text:span text:style-name="T20">→</text:span><text:span text:style-name="T19"> city, </text:span>country, landmark, <text:span text:style-name="T18">state_province.</text:span></text:p>
      <text:p text:style-name="P28"/>
      <text:p text:style-name="P26"><text:span text:style-name="T18"><text:s text:c="5"/></text:span><text:span text:style-name="T4">Produtos e Entretenimento </text:span><text:span text:style-name="T20">→</text:span><text:span text:style-name="T19"> álbum, </text:span>book, drink, food, game, </text:p>
      <text:p text:style-name="P26"><text:s text:c="5"/>product,song, movie, <text:span text:style-name="T18">tv_show.</text:span></text:p>
      <text:p text:style-name="P25"><text:span text:style-name="T19"><text:s text:c="5"/></text:span><text:span text:style-name="T4">Websites </text:span><text:span text:style-name="T20">→</text:span><text:span text:style-name="T19"> blog, </text:span>website, <text:span text:style-name="T19">article.</text:span></text:p>
      <text:p text:style-name="P16"/>
      <text:p text:style-name="P20"><text:span text:style-name="T1">&lt;meta property=”og:description” content=” ” /&gt; -</text:span> <text:span text:style-name="T21">Define uma descrição para o conteudo da pagina quando compartilhado.</text:span></text:p>
      <text:p text:style-name="P1"/>
      <text:p text:style-name="P16"><text:span text:style-name="T6">&lt;meta property=”og:image” content=”</text:span><text:span text:style-name="T5">URL</text:span><text:span text:style-name="T6">” /&gt; -</text:span><text:span text:style-name="T18"> </text:span><text:span text:style-name="T21">Define uma imagem para ser mostrada toda vez </text:span>que alguém <text:span text:style-name="T21">compartilha</text:span> uma URL do seu site, <text:span text:style-name="T21">ou seja, garante que </text:span>uma imagem estará sempre junto ao conteúdo que você está compartilhando. <text:span text:style-name="T21">A imagem precisa ter pelo </text:span>menos 50px por 50px, mas de preferência maior que 200px por 200px. Além disso, a imagem não pode ter mais do que 5 MB de tamanho.</text:p>
      <text:p text:style-name="P1"/>
      <text:p text:style-name="P16"><text:span text:style-name="T6">&lt;meta property=”og:url” content=”</text:span><text:span text:style-name="T5">URL</text:span><text:span text:style-name="T6">” /&gt; -</text:span><text:span text:style-name="T18"> </text:span><text:span text:style-name="T21">Define a URL da pagina que esta sendo compartilhada. Vai garantir que todos os compartilhamentos acessarão apenas uma URL.</text:span></text:p>
      <text:p text:style-name="P1"/>
      <text:p text:style-name="P16"><text:span text:style-name="T6">&lt;meta property=”og:site_name” content=” ” /&gt; -</text:span><text:span text:style-name="T18"> </text:span><text:span text:style-name="T22">Informa o nome do site ao compartilha-lo.</text:span></text:p>
      <text:p text:style-name="P1"/>
      <text:p text:style-name="P20"><text:span text:style-name="T1">&lt;meta property=”fb:admins” content=” ” /&gt; -</text:span> <text:span text:style-name="T22">Informa para a rede social o proprietario do site e conecta o facebook dele à pagina.</text:span></text:p>
      <text:p text:style-name="P20"/>
      <text:p text:style-name="P20"/>
      <text:h text:style-name="P11" text:outline-level="1"><text:soft-page-break/>Meta name</text:h>
      <text:p text:style-name="P21">Melhor funcionamento para o twitter</text:p>
      <text:p text:style-name="P1"/>
      <text:p text:style-name="P1"><text:span text:style-name="T1">&lt;</text:span><text:span text:style-name="T7">meta name=”twitter:url” content=” “</text:span><text:span text:style-name="T1">&gt; -</text:span> <text:span text:style-name="T21">Define a URL da pagina que esta sendo compartilhada. Vai garantir que todos os compartilhamentos acessarão apenas uma URL.</text:span></text:p>
      <text:p text:style-name="P1"/>
      <text:p text:style-name="P18"><text:span text:style-name="T1">&lt;</text:span><text:span text:style-name="T7">meta name=”twitter:title” content=” “</text:span><text:span text:style-name="T1">&gt; -</text:span> <text:span text:style-name="T19">Especifica o titulo que deve ser exibido quando </text:span><text:span text:style-name="T23">um</text:span><text:span text:style-name="T19"> conteudo da pagina é compartilhado em redes sociais. Deve conter menos que 95 caracteres.</text:span></text:p>
      <text:p text:style-name="P1"/>
      <text:p text:style-name="P18"><text:span text:style-name="T1">&lt;</text:span><text:span text:style-name="T7">meta name=”twitter:description” content=” “</text:span><text:span text:style-name="T1">&gt; -</text:span> <text:span text:style-name="T21">Define uma descrição para o conteudo da pagina quando compartilhado.</text:span></text:p>
      <text:p text:style-name="P17"/>
      <text:p text:style-name="P18"><text:span text:style-name="T1">&lt;</text:span><text:span text:style-name="T7">meta name=”twitter:image” content=” “</text:span><text:span text:style-name="T1">&gt; -</text:span> <text:span text:style-name="T21">Define uma imagem para ser mostrada toda vez </text:span>que alguém <text:span text:style-name="T21">compartilha</text:span> uma URL do seu site. <text:span text:style-name="T23">A imagem </text:span>precisa ser menor que 1 MB de tamanho de arquivo, e não pode ser menor que 60px por 60px. Outro detalhe é que a image<text:span text:style-name="T23">m</text:span> maio<text:span text:style-name="T23">r</text:span> que 120px por 120px ser<text:span text:style-name="T23">á</text:span> automaticamente redimensionada. 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9:57.903000000</meta:creation-date>
    <dc:date>2023-11-04T21:16:23.307000000</dc:date>
    <meta:editing-duration>PT21H10M1S</meta:editing-duration>
    <meta:editing-cycles>19</meta:editing-cycles>
    <meta:generator>EasyOffice/7.6.2.1.0$Windows_X86_64 LibreOffice_project/0bc4d647150f05f02b71ccb5539a4012b57f1faf</meta:generator>
    <meta:document-statistic meta:table-count="0" meta:image-count="0" meta:object-count="0" meta:page-count="4" meta:paragraph-count="42" meta:word-count="613" meta:character-count="4166" meta:non-whitespace-character-count="3526"/>
  </office:meta>
</office:document-meta>
</file>